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c805" officeooo:paragraph-rsid="001eea11"/>
    </style:style>
    <style:style style:name="P2" style:family="paragraph" style:parent-style-name="Standard">
      <style:paragraph-properties fo:text-align="start" style:justify-single-word="false"/>
      <style:text-properties officeooo:rsid="0009628c" officeooo:paragraph-rsid="001eea11"/>
    </style:style>
    <style:style style:name="P3" style:family="paragraph" style:parent-style-name="Standard">
      <style:paragraph-properties fo:text-align="start" style:justify-single-word="false"/>
      <style:text-properties officeooo:rsid="000b32ca" officeooo:paragraph-rsid="001eea11"/>
    </style:style>
    <style:style style:name="P4" style:family="paragraph" style:parent-style-name="Standard">
      <style:paragraph-properties fo:text-align="start" style:justify-single-word="false"/>
      <style:text-properties officeooo:rsid="000d6fe8" officeooo:paragraph-rsid="001eea11"/>
    </style:style>
    <style:style style:name="P5" style:family="paragraph" style:parent-style-name="Standard">
      <style:paragraph-properties fo:text-align="start" style:justify-single-word="false"/>
      <style:text-properties officeooo:rsid="0011e45c" officeooo:paragraph-rsid="001eea11"/>
    </style:style>
    <style:style style:name="P6" style:family="paragraph" style:parent-style-name="Standard">
      <style:paragraph-properties fo:text-align="start" style:justify-single-word="false"/>
      <style:text-properties officeooo:rsid="00159a01" officeooo:paragraph-rsid="001eea11"/>
    </style:style>
    <style:style style:name="P7" style:family="paragraph" style:parent-style-name="Standard">
      <style:paragraph-properties fo:text-align="start" style:justify-single-word="false"/>
      <style:text-properties officeooo:rsid="00178bff" officeooo:paragraph-rsid="001eea11"/>
    </style:style>
    <style:style style:name="P8" style:family="paragraph" style:parent-style-name="Standard">
      <style:paragraph-properties fo:text-align="start" style:justify-single-word="false"/>
      <style:text-properties officeooo:rsid="001a96aa" officeooo:paragraph-rsid="001eea11"/>
    </style:style>
    <style:style style:name="P9" style:family="paragraph" style:parent-style-name="Standard">
      <style:paragraph-properties fo:text-align="start" style:justify-single-word="false"/>
      <style:text-properties fo:color="#000000" style:font-name="JetBrains Mono" officeooo:rsid="0013b314" officeooo:paragraph-rsid="001eea11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7c805" officeooo:paragraph-rsid="001eea1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7c805" officeooo:paragraph-rsid="001eea1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f285b" officeooo:paragraph-rsid="001eea1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0ccd9" officeooo:paragraph-rsid="001eea1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a96aa" officeooo:paragraph-rsid="001eea11" style:font-weight-asian="bold" style:font-weight-complex="bold"/>
    </style:style>
    <style:style style:name="T1" style:family="text">
      <style:text-properties officeooo:rsid="0009628c"/>
    </style:style>
    <style:style style:name="T2" style:family="text">
      <style:text-properties fo:color="#000000" style:font-name="JetBrains Mono"/>
    </style:style>
    <style:style style:name="T3" style:family="text">
      <style:text-properties fo:color="#000000" style:font-name="JetBrains Mono" officeooo:rsid="0007c805"/>
    </style:style>
    <style:style style:name="T4" style:family="text">
      <style:text-properties officeooo:rsid="000ce163"/>
    </style:style>
    <style:style style:name="T5" style:family="text">
      <style:text-properties officeooo:rsid="000f285b"/>
    </style:style>
    <style:style style:name="T6" style:family="text">
      <style:text-properties officeooo:rsid="000fa5d4"/>
    </style:style>
    <style:style style:name="T7" style:family="text">
      <style:text-properties officeooo:rsid="0013b314"/>
    </style:style>
    <style:style style:name="T8" style:family="text">
      <style:text-properties officeooo:rsid="0018e02d"/>
    </style:style>
    <style:style style:name="T9" style:family="text">
      <style:text-properties officeooo:rsid="001dbfee"/>
    </style:style>
    <style:style style:name="T10" style:family="text">
      <style:text-properties officeooo:rsid="001dfd37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P1 Planification stochastique et MDP <text:span text:style-name="T10">(Python)</text:span></text:p>
      <text:p text:style-name="P10"/>
      <text:p text:style-name="P1">Les fichiers que vous avez à modifier :</text:p>
      <text:p text:style-name="P1">- valueIterationAgents.py pour le TP1</text:p>
      <text:p text:style-name="P1">- <text:span text:style-name="T1">s’inspirer du RAPPORT</text:span>.md du TP1 pour vo<text:span text:style-name="T1">tre compte-rendu</text:span></text:p>
      <text:p text:style-name="P1"/>
      <text:p text:style-name="P2"><text:span text:style-name="T11">1- Environnement déterministe ou stochastique<text:line-break/></text:span>Lancer le labyrinthe en mode manuel : <text:span text:style-name="T3">python gridworld.py -m</text:span></text:p>
      <text:p text:style-name="P3"/>
      <text:p text:style-name="P3"><text:span text:style-name="T4">Question 1 : Utiliser l</text:span>es options pour la simulation précisées dans : <text:span text:style-name="T3">python gridworld.py -</text:span><text:span text:style-name="T2">h</text:span></text:p>
      <text:p text:style-name="P1"/>
      <text:p text:style-name="P12">2- Agent aléatoire</text:p>
      <text:p text:style-name="P11"/>
      <text:p text:style-name="P4">Agent aléatoire : class RandomAgent dans <text:span text:style-name="T5">gridworld.py</text:span></text:p>
      <text:p text:style-name="P1"><text:span text:style-name="T5">Lancer un agent aléatoire dans le labyrinthe par défaut : </text:span>python gridworld.py </text:p>
      <text:p text:style-name="P1"/>
      <text:p text:style-name="P13">3- Algorithme Value Iteration</text:p>
      <text:p text:style-name="P5"><text:span text:style-name="T6">Question</text:span>1 : Compléter ValueIterationAgent.py . <text:span text:style-name="T7">Pour le tester <text:s/>par exemple :</text:span></text:p>
      <text:p text:style-name="P9">python gridworld.py -a value -i 100 -k 10 </text:p>
      <text:p text:style-name="P6">Normalement, vous retrouvez les mêmes informations que dans l’IHM Java (V, Q et Pi).</text:p>
      <text:p text:style-name="P1"/>
      <text:p text:style-name="P7">Question 2 : idem que TP java <text:span text:style-name="T8">(même si ici, peut être qu’il faudra refaire le calcul à la main car la gestion des états absorbants et récompense 1 et -1 est légèrement différente du CM).</text:span></text:p>
      <text:p text:style-name="P7"/>
      <text:p text:style-name="P14">4 Influence des paramètres.</text:p>
      <text:p text:style-name="P8">Comme TP java. </text:p>
      <text:p text:style-name="P8"/>
      <text:p text:style-name="P8">Pour modifier le labyrinthe :</text:p>
      <text:p text:style-name="P8"><text:s/>python gridworld.py -g <text:span text:style-name="T9">Bridge</text:span>Grid</text:p>
      <text:p text:style-name="P8"><text:s/>python gridworld.py -g DiscountGrid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6:42:43.739229000</meta:creation-date>
    <meta:generator>LibreOffice/6.0.7.3$Linux_X86_64 LibreOffice_project/00m0$Build-3</meta:generator>
    <dc:date>2021-11-11T20:37:58.956614575</dc:date>
    <meta:editing-duration>PT49M17S</meta:editing-duration>
    <meta:editing-cycles>19</meta:editing-cycles>
    <meta:document-statistic meta:table-count="0" meta:image-count="0" meta:object-count="0" meta:page-count="1" meta:paragraph-count="19" meta:word-count="173" meta:character-count="1084" meta:non-whitespace-character-count="924"/>
  </office:meta>
</office:document-meta>
</file>